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1cbca" officeooo:paragraph-rsid="0011cbca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fo:font-size="12pt" fo:font-weight="normal" officeooo:rsid="0013eb73" officeooo:paragraph-rsid="0013eb73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fo:font-size="12pt" officeooo:paragraph-rsid="0011cbca" style:font-size-asian="12pt" style:font-size-complex="12pt"/>
    </style:style>
    <style:style style:name="P4" style:family="paragraph" style:parent-style-name="Preformatted_20_Text">
      <style:text-properties fo:font-size="12pt" officeooo:rsid="0011cbca" officeooo:paragraph-rsid="0011cbca" style:font-size-asian="12pt" style:font-size-complex="12pt"/>
    </style:style>
    <style:style style:name="P5" style:family="paragraph" style:parent-style-name="Preformatted_20_Text">
      <style:text-properties fo:font-size="12pt" officeooo:rsid="0012e2c9" officeooo:paragraph-rsid="0012e2c9" style:font-size-asian="12pt" style:font-size-complex="12pt"/>
    </style:style>
    <style:style style:name="P6" style:family="paragraph" style:parent-style-name="Preformatted_20_Text">
      <style:text-properties officeooo:paragraph-rsid="0011cbca"/>
    </style:style>
    <style:style style:name="P7" style:family="paragraph" style:parent-style-name="Preformatted_20_Text" style:list-style-name="L1">
      <style:text-properties fo:font-size="12pt" fo:font-weight="normal" officeooo:rsid="0011cbca" officeooo:paragraph-rsid="0011cbca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2">
      <style:text-properties fo:font-size="12pt" fo:font-weight="normal" officeooo:rsid="0011cbca" officeooo:paragraph-rsid="0011cbca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font-size="12pt" fo:font-weight="normal" officeooo:rsid="0011cbca" officeooo:paragraph-rsid="0011cbca" style:font-size-asian="10.5pt" style:font-weight-asian="normal" style:font-size-complex="12pt" style:font-weight-complex="normal"/>
    </style:style>
    <style:style style:name="P10" style:family="paragraph" style:parent-style-name="Preformatted_20_Text" style:list-style-name="L3">
      <style:text-properties fo:font-size="12pt" officeooo:rsid="0011cbca" officeooo:paragraph-rsid="0011cbca" style:font-size-asian="12pt" style:font-size-complex="12pt"/>
    </style:style>
    <style:style style:name="P11" style:family="paragraph" style:parent-style-name="Preformatted_20_Text" style:list-style-name="L3">
      <style:text-properties fo:font-size="12pt" officeooo:rsid="0012e2c9" officeooo:paragraph-rsid="0012e2c9" style:font-size-asian="12pt" style:font-size-complex="12pt"/>
    </style:style>
    <style:style style:name="P12" style:family="paragraph" style:parent-style-name="Preformatted_20_Text" style:list-style-name="L4">
      <style:text-properties officeooo:paragraph-rsid="001571e8"/>
    </style:style>
    <style:style style:name="T1" style:family="text">
      <style:text-properties fo:font-size="12pt" fo:font-weight="normal" officeooo:rsid="0011cbca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571e8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cbca" style:font-size-asian="12pt" style:font-size-complex="12pt"/>
    </style:style>
    <style:style style:name="T5" style:family="text">
      <style:text-properties fo:font-size="12pt" officeooo:rsid="0012e2c9" style:font-size-asian="12pt" style:font-size-complex="12pt"/>
    </style:style>
    <style:style style:name="T6" style:family="text">
      <style:text-properties style:font-size-asian="12pt"/>
    </style:style>
    <style:style style:name="T7" style:family="text">
      <style:text-properties officeooo:rsid="0012e2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People!</text:p>
      <text:p text:style-name="P1"/>
      <text:p text:style-name="P1">My name is Mihai Cornel and I live în Romania(Bucuresti). I have o passion for programming and I have created some sites blog for other peaple. I like free software and open source. I work on the Linux OS Ubuntu and Fedora. <text:span text:style-name="T7">You can contact me at </text:span><text:a xlink:type="simple" xlink:href="mailto:mhcrnl@gmail.com"><text:span text:style-name="T7">mhcrnl@gmail.com</text:span></text:a><text:span text:style-name="T7"> or by phone 0722.27.07.96.</text:span></text:p>
      <text:p text:style-name="P1"/>
      <text:p text:style-name="P2">During the time, I've set this page aș a location for multiple open source projects, bits of code that I found useful. The other bit of information that you should know about me is the fact that I like to reinvent the wheel.</text:p>
      <text:p text:style-name="P1"/>
      <text:list xml:id="list7926184143638083667" text:style-name="L1">
        <text:list-item>
          <text:p text:style-name="P7">Blogs:</text:p>
        </text:list-item>
      </text:list>
      <text:p text:style-name="P9"><text:a xlink:type="simple" xlink:href="http://monodevelop-csharp.blogspot.ro/"><text:span text:style-name="T6">http://monodevelop-csharp.blogspot.ro/</text:span></text:a><text:span text:style-name="T6"> this is for C# and MonoDevelop:</text:span></text:p>
      <text:list xml:id="list3412863827672212939" text:style-name="L4">
        <text:list-item>
          <text:p text:style-name="P12"><text:a xlink:type="simple" xlink:href="http://monodevelop-csharp.blogspot.ro/2016/06/serializarea-si-deserializarea.html"><text:span text:style-name="T2">Serializarea și deserializarea obiectelor în C#</text:span></text:a><text:span text:style-name="T2"> ;</text:span></text:p>
        </text:list-item>
      </text:list>
      <text:p text:style-name="P1"/>
      <text:list xml:id="list1221645354964756364" text:style-name="L2">
        <text:list-item>
          <text:p text:style-name="P8">Codeplex software:</text:p>
        </text:list-item>
      </text:list>
      <text:p text:style-name="P6"><text:a xlink:type="simple" xlink:href="https://mhcrnlfileio.codeplex.com/"><text:span text:style-name="T1">https://mhcrnlfileio.codeplex.com/</text:span></text:a><text:span text:style-name="T3"> </text:span><text:span text:style-name="T4">this is for C# File System Example.</text:span></text:p>
      <text:p text:style-name="P3"/>
      <text:list xml:id="list8207133457496127030" text:style-name="L3">
        <text:list-item>
          <text:p text:style-name="P10">GitHub :</text:p>
        </text:list-item>
      </text:list>
      <text:p text:style-name="P4"/>
      <text:list xml:id="list182234593716403" text:continue-numbering="true" text:style-name="L3">
        <text:list-item>
          <text:p text:style-name="P11">BitBucket projects:</text:p>
        </text:list-item>
      </text:list>
      <text:p text:style-name="P5"/>
      <text:p text:style-name="P4"/>
      <text:list xml:id="list182233705261512" text:continue-numbering="true" text:style-name="L3">
        <text:list-item>
          <text:p text:style-name="P10">Persons I like and sites:</text:p>
        </text:list-item>
      </text:list>
      <text:p text:style-name="P6"><text:a xlink:type="simple" xlink:href="http://blog.danskingdom.com/"><text:span text:style-name="T4">http://blog.danskingdom.com/</text:span></text:a><text:span text:style-name="T3"> - </text:span><text:span text:style-name="T4">Daniel Schroeder Programming Bog. </text:span></text:p>
      <text:p text:style-name="P6"><text:a xlink:type="simple" xlink:href="http://www.tutorialspoint.com/csharp/csharp_text_files.htm"><text:span text:style-name="T5">http://www.tutorialspoint.com/csharp/csharp_text_files.htm</text:span></text:a><text:span text:style-name="T3"> </text:span><text:span text:style-name="T5">tutorials for programming.</text:span></text:p>
      <text:p text:style-name="P6"><text:a xlink:type="simple" xlink:href="http://www.gutgames.com/"><text:span text:style-name="T5">http://www.gutgame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18:22:31.091402538</dc:date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4" meta:word-count="148" meta:character-count="972" meta:non-whitespace-character-count="843"/>
  </office:meta>
</office:document-meta>
</file>